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4.9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zirk Aarau</text:p>
          </table:table-cell>
          <table:table-cell office:value-type="float" office:value="70594" calcext:value-type="float">
            <text:p>70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zirk Baden</text:p>
          </table:table-cell>
          <table:table-cell office:value-type="float" office:value="131565" calcext:value-type="float">
            <text:p>131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zirk Bremgarten</text:p>
          </table:table-cell>
          <table:table-cell office:value-type="float" office:value="69329" calcext:value-type="float">
            <text:p>693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zirk Brugg</text:p>
          </table:table-cell>
          <table:table-cell office:value-type="float" office:value="46672" calcext:value-type="float">
            <text:p>46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zirk Kulm</text:p>
          </table:table-cell>
          <table:table-cell office:value-type="float" office:value="37887" calcext:value-type="float">
            <text:p>378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zirk Laufenburg</text:p>
          </table:table-cell>
          <table:table-cell office:value-type="float" office:value="29282" calcext:value-type="float">
            <text:p>292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zirk Lenzburg</text:p>
          </table:table-cell>
          <table:table-cell office:value-type="float" office:value="53169" calcext:value-type="float">
            <text:p>53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zirk Muri</text:p>
          </table:table-cell>
          <table:table-cell office:value-type="float" office:value="32339" calcext:value-type="float">
            <text:p>32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zirk Rheinfelden</text:p>
          </table:table-cell>
          <table:table-cell office:value-type="float" office:value="43805" calcext:value-type="float">
            <text:p>438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zirk Zofingen</text:p>
          </table:table-cell>
          <table:table-cell office:value-type="float" office:value="64710" calcext:value-type="float">
            <text:p>647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zirk Zurzach</text:p>
          </table:table-cell>
          <table:table-cell office:value-type="float" office:value="32114" calcext:value-type="float">
            <text:p>32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zirk Hinterland</text:p>
          </table:table-cell>
          <table:table-cell office:value-type="float" office:value="23577" calcext:value-type="float">
            <text:p>235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zirk Mittelland</text:p>
          </table:table-cell>
          <table:table-cell office:value-type="float" office:value="16195" calcext:value-type="float">
            <text:p>161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zirk Vorderland</text:p>
          </table:table-cell>
          <table:table-cell office:value-type="float" office:value="13245" calcext:value-type="float">
            <text:p>132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penzell Innerrhoden</text:p>
          </table:table-cell>
          <table:table-cell office:value-type="float" office:value="15688" calcext:value-type="float">
            <text:p>156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zirk Arlesheim</text:p>
          </table:table-cell>
          <table:table-cell office:value-type="float" office:value="148996" calcext:value-type="float">
            <text:p>1489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zirk Laufen</text:p>
          </table:table-cell>
          <table:table-cell office:value-type="float" office:value="18901" calcext:value-type="float">
            <text:p>189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zirk Liestal</text:p>
          </table:table-cell>
          <table:table-cell office:value-type="float" office:value="57229" calcext:value-type="float">
            <text:p>572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zirk Sissach</text:p>
          </table:table-cell>
          <table:table-cell office:value-type="float" office:value="33688" calcext:value-type="float">
            <text:p>336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zirk Waldenburg</text:p>
          </table:table-cell>
          <table:table-cell office:value-type="float" office:value="15590" calcext:value-type="float">
            <text:p>155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sel-Stadt [Basel City]</text:p>
          </table:table-cell>
          <table:table-cell office:value-type="float" office:value="184950" calcext:value-type="float">
            <text:p>1849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rondissement administratif Jura bernois [Bernese Jura]</text:p>
          </table:table-cell>
          <table:table-cell office:value-type="float" office:value="51668" calcext:value-type="float">
            <text:p>516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rwaltungskreis Bern-Mittelland</text:p>
          </table:table-cell>
          <table:table-cell office:value-type="float" office:value="388546" calcext:value-type="float">
            <text:p>3885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rwaltungskreis Biel/Bienne</text:p>
          </table:table-cell>
          <table:table-cell office:value-type="float" office:value="93859" calcext:value-type="float">
            <text:p>93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rwaltungskreis Emmental</text:p>
          </table:table-cell>
          <table:table-cell office:value-type="float" office:value="93677" calcext:value-type="float">
            <text:p>936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rwaltungskreis Frutigen-Niedersimmental</text:p>
          </table:table-cell>
          <table:table-cell office:value-type="float" office:value="39171" calcext:value-type="float">
            <text:p>391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rwaltungskreis Interlaken-Oberhasli</text:p>
          </table:table-cell>
          <table:table-cell office:value-type="float" office:value="46510" calcext:value-type="float">
            <text:p>465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rwaltungskreis Oberaargau</text:p>
          </table:table-cell>
          <table:table-cell office:value-type="float" office:value="77181" calcext:value-type="float">
            <text:p>771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rwaltungskreis Obersimmental-Saanen</text:p>
          </table:table-cell>
          <table:table-cell office:value-type="float" office:value="16810" calcext:value-type="float">
            <text:p>168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erwaltungskreis Seeland</text:p>
          </table:table-cell>
          <table:table-cell office:value-type="float" office:value="68288" calcext:value-type="float">
            <text:p>682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rwaltungskreis Thun</text:p>
          </table:table-cell>
          <table:table-cell office:value-type="float" office:value="104092" calcext:value-type="float">
            <text:p>1040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zirk See / District du Lac [Lake District]</text:p>
          </table:table-cell>
          <table:table-cell office:value-type="float" office:value="32911" calcext:value-type="float">
            <text:p>329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zirk Sense</text:p>
          </table:table-cell>
          <table:table-cell office:value-type="float" office:value="41113" calcext:value-type="float">
            <text:p>411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strict de la Broye</text:p>
          </table:table-cell>
          <table:table-cell office:value-type="float" office:value="26525" calcext:value-type="float">
            <text:p>265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strict de la Glâne</text:p>
          </table:table-cell>
          <table:table-cell office:value-type="float" office:value="20708" calcext:value-type="float">
            <text:p>207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strict de la Gruyère</text:p>
          </table:table-cell>
          <table:table-cell office:value-type="float" office:value="46415" calcext:value-type="float">
            <text:p>464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strict de la Sarine</text:p>
          </table:table-cell>
          <table:table-cell office:value-type="float" office:value="94849" calcext:value-type="float">
            <text:p>948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strict de la Veveyse</text:p>
          </table:table-cell>
          <table:table-cell office:value-type="float" office:value="15972" calcext:value-type="float">
            <text:p>159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nève [Geneva]</text:p>
          </table:table-cell>
          <table:table-cell office:value-type="float" office:value="457715" calcext:value-type="float">
            <text:p>4577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larus</text:p>
          </table:table-cell>
          <table:table-cell office:value-type="float" office:value="38608" calcext:value-type="float">
            <text:p>386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zirk Albula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zirk Hinterrhein</text:p>
          </table:table-cell>
          <table:table-cell office:value-type="float" office:value="12672" calcext:value-type="float">
            <text:p>126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ezirk Imboden</text:p>
          </table:table-cell>
          <table:table-cell office:value-type="float" office:value="18773" calcext:value-type="float">
            <text:p>187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zirk Inn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zirk Landquart</text:p>
          </table:table-cell>
          <table:table-cell office:value-type="float" office:value="24093" calcext:value-type="float">
            <text:p>240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ezirk Maloja / Distretto di Maloggia</text:p>
          </table:table-cell>
          <table:table-cell office:value-type="float" office:value="18652" calcext:value-type="float">
            <text:p>186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zirk Plessur</text:p>
          </table:table-cell>
          <table:table-cell office:value-type="float" office:value="40067" calcext:value-type="float">
            <text:p>400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zirk Prättigau-Davos</text:p>
          </table:table-cell>
          <table:table-cell office:value-type="float" office:value="26198" calcext:value-type="float">
            <text:p>261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zirk Surselva</text:p>
          </table:table-cell>
          <table:table-cell office:value-type="float" office:value="21777" calcext:value-type="float">
            <text:p>217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stretto di Bernina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stretto di Moesa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istrict de Delémont</text:p>
          </table:table-cell>
          <table:table-cell office:value-type="float" office:value="35921" calcext:value-type="float">
            <text:p>359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strict de Porrentruy</text:p>
          </table:table-cell>
          <table:table-cell office:value-type="float" office:value="24145" calcext:value-type="float">
            <text:p>241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strict des Franches-Montagnes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ahlkreis Entlebuch</text:p>
          </table:table-cell>
          <table:table-cell office:value-type="float" office:value="22802" calcext:value-type="float">
            <text:p>228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ahlkreis Hochdorf</text:p>
          </table:table-cell>
          <table:table-cell office:value-type="float" office:value="66081" calcext:value-type="float">
            <text:p>660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ahlkreis Luzern-Land [Lucerne Country]</text:p>
          </table:table-cell>
          <table:table-cell office:value-type="float" office:value="95438" calcext:value-type="float">
            <text:p>954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ahlkreis Luzern-Stadt [Lucerne City]</text:p>
          </table:table-cell>
          <table:table-cell office:value-type="float" office:value="77491" calcext:value-type="float">
            <text:p>774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hlkreis Sursee</text:p>
          </table:table-cell>
          <table:table-cell office:value-type="float" office:value="66624" calcext:value-type="float">
            <text:p>666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ahlkreis Willisau</text:p>
          </table:table-cell>
          <table:table-cell office:value-type="float" office:value="49174" calcext:value-type="float">
            <text:p>491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strict de Boudry</text:p>
          </table:table-cell>
          <table:table-cell office:value-type="float" office:value="38866" calcext:value-type="float">
            <text:p>388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strict de la Chaux-de-Fonds</text:p>
          </table:table-cell>
          <table:table-cell office:value-type="float" office:value="38688" calcext:value-type="float">
            <text:p>386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istrict de Neuchâtel</text:p>
          </table:table-cell>
          <table:table-cell office:value-type="float" office:value="52669" calcext:value-type="float">
            <text:p>526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istrict du Locle</text:p>
          </table:table-cell>
          <table:table-cell office:value-type="float" office:value="14099" calcext:value-type="float">
            <text:p>140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strict du Val-de-Ruz</text:p>
          </table:table-cell>
          <table:table-cell office:value-type="float" office:value="15831" calcext:value-type="float">
            <text:p>158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istrict du Val-de-Travers</text:p>
          </table:table-cell>
          <table:table-cell office:value-type="float" office:value="11932" calcext:value-type="float">
            <text:p>119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idwalden [Nidwald]</text:p>
          </table:table-cell>
          <table:table-cell office:value-type="float" office:value="41024" calcext:value-type="float">
            <text:p>410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bwalden [Obwald]</text:p>
          </table:table-cell>
          <table:table-cell office:value-type="float" office:value="35585" calcext:value-type="float">
            <text:p>355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ezirk Oberklettgau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zirk Reiat</text:p>
          </table:table-cell>
          <table:table-cell office:value-type="float" office:value="7946" calcext:value-type="float">
            <text:p>79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ezirk Schaffhausen</text:p>
          </table:table-cell>
          <table:table-cell office:value-type="float" office:value="51457" calcext:value-type="float">
            <text:p>514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ezirk Schleitheim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ezirk Stein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ezirk Unterklettgau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ezirk Einsiedeln</text:p>
          </table:table-cell>
          <table:table-cell office:value-type="float" office:value="14385" calcext:value-type="float">
            <text:p>143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ezirk Gersau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ezirk Höfe</text:p>
          </table:table-cell>
          <table:table-cell office:value-type="float" office:value="27336" calcext:value-type="float">
            <text:p>273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zirk Küssnacht</text:p>
          </table:table-cell>
          <table:table-cell office:value-type="float" office:value="12224" calcext:value-type="float">
            <text:p>122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ezirk March</text:p>
          </table:table-cell>
          <table:table-cell office:value-type="float" office:value="38983" calcext:value-type="float">
            <text:p>389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ezirk Schwyz</text:p>
          </table:table-cell>
          <table:table-cell office:value-type="float" office:value="51708" calcext:value-type="float">
            <text:p>517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ezirk Bucheggberg</text:p>
          </table:table-cell>
          <table:table-cell office:value-type="float" office:value="7543" calcext:value-type="float">
            <text:p>75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ezirk Dorneck</text:p>
          </table:table-cell>
          <table:table-cell office:value-type="float" office:value="19517" calcext:value-type="float">
            <text:p>195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ezirk Gäu</text:p>
          </table:table-cell>
          <table:table-cell office:value-type="float" office:value="18135" calcext:value-type="float">
            <text:p>181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ezirk Gösgen</text:p>
          </table:table-cell>
          <table:table-cell office:value-type="float" office:value="23155" calcext:value-type="float">
            <text:p>231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ezirk Lebern</text:p>
          </table:table-cell>
          <table:table-cell office:value-type="float" office:value="43228" calcext:value-type="float">
            <text:p>432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ezirk Olten</text:p>
          </table:table-cell>
          <table:table-cell office:value-type="float" office:value="51240" calcext:value-type="float">
            <text:p>512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ezirk Solothurn</text:p>
          </table:table-cell>
          <table:table-cell office:value-type="float" office:value="16066" calcext:value-type="float">
            <text:p>160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ezirk Thal</text:p>
          </table:table-cell>
          <table:table-cell office:value-type="float" office:value="14216" calcext:value-type="float">
            <text:p>142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ezirk Thierstein</text:p>
          </table:table-cell>
          <table:table-cell office:value-type="float" office:value="13947" calcext:value-type="float">
            <text:p>139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ezirk Wasseramt</text:p>
          </table:table-cell>
          <table:table-cell office:value-type="float" office:value="48237" calcext:value-type="float">
            <text:p>482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ahlkreis Rheintal</text:p>
          </table:table-cell>
          <table:table-cell office:value-type="float" office:value="67509" calcext:value-type="float">
            <text:p>675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ahlkreis Rorschach</text:p>
          </table:table-cell>
          <table:table-cell office:value-type="float" office:value="41047" calcext:value-type="float">
            <text:p>410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ahlkreis Sarganserland</text:p>
          </table:table-cell>
          <table:table-cell office:value-type="float" office:value="37775" calcext:value-type="float">
            <text:p>377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ahlkreis See-Gaster</text:p>
          </table:table-cell>
          <table:table-cell office:value-type="float" office:value="62499" calcext:value-type="float">
            <text:p>624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ahlkreis St. Gallen</text:p>
          </table:table-cell>
          <table:table-cell office:value-type="float" office:value="117823" calcext:value-type="float">
            <text:p>1178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ahlkreis Toggenburg</text:p>
          </table:table-cell>
          <table:table-cell office:value-type="float" office:value="45056" calcext:value-type="float">
            <text:p>4505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ahlkreis Werdenberg</text:p>
          </table:table-cell>
          <table:table-cell office:value-type="float" office:value="35644" calcext:value-type="float">
            <text:p>356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ahlkreis Wil</text:p>
          </table:table-cell>
          <table:table-cell office:value-type="float" office:value="71554" calcext:value-type="float">
            <text:p>715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zirk Arbon</text:p>
          </table:table-cell>
          <table:table-cell office:value-type="float" office:value="51893" calcext:value-type="float">
            <text:p>518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ezirk Frauenfeld</text:p>
          </table:table-cell>
          <table:table-cell office:value-type="float" office:value="61778" calcext:value-type="float">
            <text:p>617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ezirk Kreuzlingen</text:p>
          </table:table-cell>
          <table:table-cell office:value-type="float" office:value="42559" calcext:value-type="float">
            <text:p>425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ezirk Münchwilen</text:p>
          </table:table-cell>
          <table:table-cell office:value-type="float" office:value="42024" calcext:value-type="float">
            <text:p>420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ezirk Weinfelden</text:p>
          </table:table-cell>
          <table:table-cell office:value-type="float" office:value="50190" calcext:value-type="float">
            <text:p>5019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istretto di Bellinzona</text:p>
          </table:table-cell>
          <table:table-cell office:value-type="float" office:value="48231" calcext:value-type="float">
            <text:p>482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istretto di Blenio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istretto di Leventina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istretto di Locarno</text:p>
          </table:table-cell>
          <table:table-cell office:value-type="float" office:value="61707" calcext:value-type="float">
            <text:p>617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istretto di Lugano</text:p>
          </table:table-cell>
          <table:table-cell office:value-type="float" office:value="141661" calcext:value-type="float">
            <text:p>1416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istretto di Mendrisio</text:p>
          </table:table-cell>
          <table:table-cell office:value-type="float" office:value="48729" calcext:value-type="float">
            <text:p>487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istretto di Riviera</text:p>
          </table:table-cell>
          <table:table-cell office:value-type="float" office:value="12533" calcext:value-type="float">
            <text:p>125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istretto di Vallemaggia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ri</text:p>
          </table:table-cell>
          <table:table-cell office:value-type="float" office:value="35422" calcext:value-type="float">
            <text:p>354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ezirk Brig</text:p>
          </table:table-cell>
          <table:table-cell office:value-type="float" office:value="25033" calcext:value-type="float">
            <text:p>250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ezirk Goms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ezirk Leuk</text:p>
          </table:table-cell>
          <table:table-cell office:value-type="float" office:value="12294" calcext:value-type="float">
            <text:p>122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ezirk Raron</text:p>
          </table:table-cell>
          <table:table-cell office:value-type="float" office:value="10829" calcext:value-type="float">
            <text:p>108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ezirk Visp</text:p>
          </table:table-cell>
          <table:table-cell office:value-type="float" office:value="27934" calcext:value-type="float">
            <text:p>279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istrict de Conthey</text:p>
          </table:table-cell>
          <table:table-cell office:value-type="float" office:value="24211" calcext:value-type="float">
            <text:p>242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strict de Martigny</text:p>
          </table:table-cell>
          <table:table-cell office:value-type="float" office:value="41361" calcext:value-type="float">
            <text:p>413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istrict de Monthey</text:p>
          </table:table-cell>
          <table:table-cell office:value-type="float" office:value="40766" calcext:value-type="float">
            <text:p>407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istrict d'Entremont</text:p>
          </table:table-cell>
          <table:table-cell office:value-type="float" office:value="14223" calcext:value-type="float">
            <text:p>142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istrict de Saint-Maurice</text:p>
          </table:table-cell>
          <table:table-cell office:value-type="float" office:value="12360" calcext:value-type="float">
            <text:p>123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istrict de Sierre</text:p>
          </table:table-cell>
          <table:table-cell office:value-type="float" office:value="46134" calcext:value-type="float">
            <text:p>461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istrict de Sion</text:p>
          </table:table-cell>
          <table:table-cell office:value-type="float" office:value="42431" calcext:value-type="float">
            <text:p>424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istrict d'Hérens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istrict d'Aigle</text:p>
          </table:table-cell>
          <table:table-cell office:value-type="float" office:value="40143" calcext:value-type="float">
            <text:p>401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istrict de la Broye-Vully</text:p>
          </table:table-cell>
          <table:table-cell office:value-type="float" office:value="36246" calcext:value-type="float">
            <text:p>362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istrict de la Riviera-Pays-d'Enhaut</text:p>
          </table:table-cell>
          <table:table-cell office:value-type="float" office:value="79431" calcext:value-type="float">
            <text:p>794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istrict de Lausanne</text:p>
          </table:table-cell>
          <table:table-cell office:value-type="float" office:value="150362" calcext:value-type="float">
            <text:p>15036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istrict de Lavaux-Oron</text:p>
          </table:table-cell>
          <table:table-cell office:value-type="float" office:value="55915" calcext:value-type="float">
            <text:p>559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istrict de l'Ouest lausannois</text:p>
          </table:table-cell>
          <table:table-cell office:value-type="float" office:value="68232" calcext:value-type="float">
            <text:p>682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istrict de Morges</text:p>
          </table:table-cell>
          <table:table-cell office:value-type="float" office:value="73747" calcext:value-type="float">
            <text:p>737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istrict de Nyon</text:p>
          </table:table-cell>
          <table:table-cell office:value-type="float" office:value="89601" calcext:value-type="float">
            <text:p>896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istrict du Gros-de-Vaud</text:p>
          </table:table-cell>
          <table:table-cell office:value-type="float" office:value="37917" calcext:value-type="float">
            <text:p>379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istrict du Jura-Nord vaudois</text:p>
          </table:table-cell>
          <table:table-cell office:value-type="float" office:value="81687" calcext:value-type="float">
            <text:p>8168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Zug</text:p>
          </table:table-cell>
          <table:table-cell office:value-type="float" office:value="113105" calcext:value-type="float">
            <text:p>1131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ezirk Affoltern</text:p>
          </table:table-cell>
          <table:table-cell office:value-type="float" office:value="48096" calcext:value-type="float">
            <text:p>480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ezirk Andelfingen</text:p>
          </table:table-cell>
          <table:table-cell office:value-type="float" office:value="29511" calcext:value-type="float">
            <text:p>295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ezirk Bülach</text:p>
          </table:table-cell>
          <table:table-cell office:value-type="float" office:value="131879" calcext:value-type="float">
            <text:p>13187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ezirk Dielsdorf</text:p>
          </table:table-cell>
          <table:table-cell office:value-type="float" office:value="80090" calcext:value-type="float">
            <text:p>800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ezirk Dietikon</text:p>
          </table:table-cell>
          <table:table-cell office:value-type="float" office:value="80547" calcext:value-type="float">
            <text:p>805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ezirk Hinwil</text:p>
          </table:table-cell>
          <table:table-cell office:value-type="float" office:value="87822" calcext:value-type="float">
            <text:p>878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ezirk Horgen</text:p>
          </table:table-cell>
          <table:table-cell office:value-type="float" office:value="115301" calcext:value-type="float">
            <text:p>1153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ezirk Meilen</text:p>
          </table:table-cell>
          <table:table-cell office:value-type="float" office:value="97034" calcext:value-type="float">
            <text:p>970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ezirk Pfäffikon</text:p>
          </table:table-cell>
          <table:table-cell office:value-type="float" office:value="55768" calcext:value-type="float">
            <text:p>557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ezirk Uster</text:p>
          </table:table-cell>
          <table:table-cell office:value-type="float" office:value="120607" calcext:value-type="float">
            <text:p>1206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ezirk Winterthur</text:p>
          </table:table-cell>
          <table:table-cell office:value-type="float" office:value="153556" calcext:value-type="float">
            <text:p>1535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ezirk Zürich</text:p>
          </table:table-cell>
          <table:table-cell office:value-type="float" office:value="372857" calcext:value-type="float">
            <text:p>37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d kdaichi</meta:initial-creator>
    <meta:creation-date>2015-11-26T13:55:46.292544323</meta:creation-date>
    <dc:date>2015-11-26T13:57:31.175157627</dc:date>
    <dc:creator>msd kdaichi</dc:creator>
    <meta:editing-duration>PT1M44S</meta:editing-duration>
    <meta:editing-cycles>1</meta:editing-cycles>
    <meta:document-statistic meta:table-count="1" meta:cell-count="446" meta:object-count="0"/>
    <meta:generator>LibreOffice/4.3.3.2$Linux_x86 LibreOffice_project/430m0$Build-2</meta:generator>
  </office:meta>
</office:document-meta>
</file>